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bbc81"/>
    </style:style>
    <style:style style:name="P2" style:family="paragraph" style:parent-style-name="Preformatted_20_Text">
      <style:paragraph-properties fo:orphans="1" style:writing-mode="lr-tb"/>
      <style:text-properties officeooo:paragraph-rsid="001bbc81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bbc81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bbc81"/>
    </style:style>
    <style:style style:name="P5" style:family="paragraph" style:parent-style-name="Preformatted_20_Text">
      <style:paragraph-properties fo:orphans="1"/>
      <style:text-properties officeooo:paragraph-rsid="001bbc81"/>
    </style:style>
    <style:style style:name="P6" style:family="paragraph" style:parent-style-name="Text_20_body">
      <style:paragraph-properties fo:orphans="1"/>
      <style:text-properties officeooo:paragraph-rsid="001bbc81"/>
    </style:style>
    <style:style style:name="P7" style:family="paragraph" style:parent-style-name="Text_20_body">
      <style:text-properties officeooo:paragraph-rsid="001bb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Refining Entropy Scaling by Analyzing Multi-Scale Energy Cascades</text:span></text:p>
      <text:p text:style-name="P7">​</text:p>
      <text:p text:style-name="P1"><text:span text:style-name="Source_20_Text"># Step 8: Refining Entropy Scaling by Analyzing Multi-Scale Energy Cascades</text:span></text:p>
      <text:p text:style-name="P2"/>
      <text:p text:style-name="P2"><text:span text:style-name="Source_20_Text"># Define a function to compute multi-scale entropy of turbulence intensity</text:span></text:p>
      <text:p text:style-name="P2"><text:span text:style-name="Source_20_Text">def multi_scale_entropy(data, scale_factor=5):</text:span></text:p>
      <text:p text:style-name="P2"><text:span text:style-name="Source_20_Text"><text:s text:c="4"/>"""Computes entropy at different spatial scales to analyze turbulence energy cascades."""</text:span></text:p>
      <text:p text:style-name="P2"><text:span text:style-name="Source_20_Text"><text:s text:c="4"/>entropies = []</text:span></text:p>
      <text:p text:style-name="P2"><text:span text:style-name="Source_20_Text"><text:s text:c="4"/>for scale in range(1, scale_factor + 1):</text:span></text:p>
      <text:p text:style-name="P2"><text:span text:style-name="Source_20_Text"><text:s text:c="8"/>scaled_data = data[::scale, ::scale] <text:s/># Downsample the data for multi-scale analysis</text:span></text:p>
      <text:p text:style-name="P2"><text:span text:style-name="Source_20_Text"><text:s text:c="8"/>entropy_value = compute_entropy(scaled_data)</text:span></text:p>
      <text:p text:style-name="P2"><text:span text:style-name="Source_20_Text"><text:s text:c="8"/>entropies.append(entropy_value)</text:span></text:p>
      <text:p text:style-name="P2"><text:span text:style-name="Source_20_Text"><text:s text:c="4"/>return entropies</text:span></text:p>
      <text:p text:style-name="P2"/>
      <text:p text:style-name="P2"><text:span text:style-name="Source_20_Text"># Compute multi-scale entropy for experimental and COM turbulence</text:span></text:p>
      <text:p text:style-name="P2"><text:span text:style-name="Source_20_Text">multi_entropy_exp = multi_scale_entropy(turbulence_experimental, scale_factor=10)</text:span></text:p>
      <text:p text:style-name="P2"><text:span text:style-name="Source_20_Text">multi_entropy_com = multi_scale_entropy(Z_high_reynolds, scale_factor=10)</text:span></text:p>
      <text:p text:style-name="P2"/>
      <text:p text:style-name="P2"><text:span text:style-name="Source_20_Text"># Plot multi-scale entropy comparison</text:span></text:p>
      <text:p text:style-name="P2"><text:span text:style-name="Source_20_Text">plt.figure(figsize=(8, 6))</text:span></text:p>
      <text:p text:style-name="P2"><text:span text:style-name="Source_20_Text">plt.plot(range(1, 11), multi_entropy_exp, marker='o', linestyle='--', label="Experimental Turbulence Entropy")</text:span></text:p>
      <text:p text:style-name="P2"><text:span text:style-name="Source_20_Text">plt.plot(range(1, 11), multi_entropy_com, marker='s', linestyle='-', label="COM Predicted Turbulence Entropy")</text:span></text:p>
      <text:p text:style-name="P2"/>
      <text:p text:style-name="P2"><text:span text:style-name="Source_20_Text">plt.title("Multi-Scale Entropy Analysis of Turbulence Energy Cascades")</text:span></text:p>
      <text:p text:style-name="P2"><text:span text:style-name="Source_20_Text">plt.xlabel("Scale Factor (Coarse-Graining)")</text:span></text:p>
      <text:p text:style-name="P2"><text:span text:style-name="Source_20_Text">plt.ylabel("Entropy Valu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refined entropy scaling results</text:span></text:p>
      <text:p text:style-name="P3"><text:span text:style-name="Source_20_Text">multi_entropy_exp, multi_entropy_com</text:span></text:p>
      <text:p text:style-name="P6">Result</text:p>
      <text:p text:style-name="P5">([33.68600951967606,</text:p>
      <text:p text:style-name="P5"><text:s text:c="2"/>40.44668149472657,</text:p>
      <text:p text:style-name="P5"><text:s text:c="2"/>38.55352386672882,</text:p>
      <text:p text:style-name="P5"><text:s text:c="2"/>39.45866085941627,</text:p>
      <text:p text:style-name="P5"><text:s text:c="2"/>33.831807539984986,</text:p>
      <text:p text:style-name="P5"><text:s text:c="2"/>31.661261671732483,</text:p>
      <text:p text:style-name="P5"><text:s text:c="2"/>30.136144197782027,</text:p>
      <text:p text:style-name="P5"><text:s text:c="2"/>23.281552359114002,</text:p>
      <text:p text:style-name="P5"><text:s text:c="2"/>20.476765400596406,</text:p>
      <text:p text:style-name="P5"><text:s text:c="2"/>15.363913296836863],</text:p>
      <text:p text:style-name="P5"><text:s/>[24.581535671633986,</text:p>
      <text:p text:style-name="P5"><text:s text:c="2"/>24.570783115682307,</text:p>
      <text:p text:style-name="P5"><text:s text:c="2"/>-36.152156063197936,</text:p>
      <text:p text:style-name="P5"><text:s text:c="2"/>-1.141475304743576,</text:p>
      <text:p text:style-name="P5"><text:s text:c="2"/>-13.078667062041298,</text:p>
      <text:p text:style-name="P5"><text:s text:c="2"/>-36.41934830702804,</text:p>
      <text:p text:style-name="P5"><text:s text:c="2"/>-39.54765546650085,</text:p>
      <text:p text:style-name="P5"><text:s text:c="2"/>-40.59487974819763,</text:p>
      <text:p text:style-name="P5"><text:s text:c="2"/>-111.10732890569844,</text:p>
      <text:p text:style-name="P4"><text:soft-page-break/><text:s text:c="2"/>-67.44555117501493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46:53.174605510</meta:creation-date>
    <meta:generator>LibreOffice/24.2.7.2$Linux_X86_64 LibreOffice_project/420$Build-2</meta:generator>
    <dc:date>2025-02-09T05:47:33.912505965</dc:date>
    <meta:editing-duration>PT41S</meta:editing-duration>
    <meta:editing-cycles>1</meta:editing-cycles>
    <meta:document-statistic meta:table-count="0" meta:image-count="0" meta:object-count="0" meta:page-count="2" meta:paragraph-count="48" meta:word-count="157" meta:character-count="1802" meta:non-whitespace-character-count="1614"/>
  </office:meta>
</office:document-meta>
</file>